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3.018cm" fo:min-width="3.8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0.283cm" fo:min-width="13.202cm"/>
      <style:paragraph-properties style:writing-mode="lr-tb"/>
    </style:style>
    <style:style style:name="gr3" style:family="graphic" style:parent-style-name="standard">
      <style:graphic-properties draw:fill-color="#2a6099" draw:textarea-horizontal-align="justify" draw:textarea-vertical-align="top" draw:auto-grow-height="false" fo:min-height="4.47cm" fo:min-width="9.23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38cm" fo:min-width="2.744cm"/>
      <style:paragraph-properties style:writing-mode="lr-tb"/>
    </style:style>
    <style:style style:name="gr5" style:family="graphic" style:parent-style-name="standard">
      <style:graphic-properties draw:stroke-linejoin="round" draw:textarea-horizontal-align="justify" draw:textarea-vertical-align="top" draw:auto-grow-height="false" fo:min-height="3.38cm" fo:min-width="2.024cm"/>
      <style:paragraph-properties style:writing-mode="lr-tb"/>
    </style:style>
    <style:style style:name="gr6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5cm" fo:min-width="2.024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475cm" fo:min-width="2.024cm"/>
      <style:paragraph-properties style:writing-mode="lr-tb"/>
    </style:style>
    <style:style style:name="gr8" style:family="graphic" style:parent-style-name="standard">
      <style:graphic-properties draw:fill-color="#2a6099" draw:textarea-horizontal-align="justify" draw:textarea-vertical-align="top" draw:auto-grow-height="false" fo:min-height="4.472cm" fo:min-width="9.23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3.381cm" fo:min-width="2.744cm"/>
      <style:paragraph-properties style:writing-mode="lr-tb"/>
    </style:style>
    <style:style style:name="gr10" style:family="graphic" style:parent-style-name="standard">
      <style:graphic-properties draw:stroke-linejoin="round" draw:textarea-horizontal-align="justify" draw:textarea-vertical-align="top" draw:auto-grow-height="false" fo:min-height="3.381cm" fo:min-width="2.024cm"/>
      <style:paragraph-properties style:writing-mode="lr-tb"/>
    </style:style>
    <style:style style:name="gr11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6cm" fo:min-width="2.02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top" draw:auto-grow-height="false" fo:min-height="14.295cm" fo:min-width="8.274cm"/>
      <style:paragraph-properties style:writing-mode="lr-tb"/>
    </style:style>
    <style:style style:name="gr13" style:family="graphic" style:parent-style-name="standard">
      <style:graphic-properties draw:fill-color="#2a6099" draw:textarea-horizontal-align="justify" draw:textarea-vertical-align="top" draw:auto-grow-height="false" fo:min-height="3.017cm" fo:min-width="3.25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top" draw:auto-grow-height="false" fo:min-height="4.021cm" fo:min-width="3.2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0.754cm" fo:min-width="3.25cm"/>
      <style:paragraph-properties style:writing-mode="lr-tb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0.251cm" fo:min-width="2.17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0.753cm" fo:min-width="3.25cm"/>
      <style:paragraph-properties style:writing-mode="lr-tb"/>
    </style:style>
    <style:style style:name="gr18" style:family="graphic" style:parent-style-name="standard">
      <style:graphic-properties draw:fill-color="#2a6099" draw:textarea-horizontal-align="justify" draw:textarea-vertical-align="middle" draw:auto-grow-height="false" fo:min-height="0.252cm" fo:min-width="2.179cm"/>
      <style:paragraph-properties style:writing-mode="lr-tb"/>
    </style:style>
    <style:style style:name="gr19" style:family="graphic" style:parent-style-name="standard">
      <style:graphic-properties draw:fill-color="#2a6099" draw:textarea-horizontal-align="justify" draw:textarea-vertical-align="top" draw:auto-grow-height="false" fo:min-height="1.512cm" fo:min-width="3.2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2.517cm" fo:min-width="3.291cm"/>
      <style:paragraph-properties style:writing-mode="lr-tb"/>
    </style:style>
    <style:style style:name="gr21" style:family="graphic" style:parent-style-name="standard" style:list-style-name="L1">
      <style:graphic-properties draw:opacity="0%" draw:textarea-horizontal-align="justify" draw:textarea-vertical-align="top" draw:auto-grow-height="false" fo:min-height="8.277cm" fo:min-width="4.857cm"/>
      <style:paragraph-properties style:writing-mode="lr-tb"/>
    </style:style>
    <style:style style:name="gr22" style:family="graphic" style:parent-style-name="standard">
      <style:graphic-properties draw:fill-color="#2a6099" draw:opacity="100%" draw:textarea-horizontal-align="justify" draw:textarea-vertical-align="top" draw:auto-grow-height="false" fo:min-height="4.264cm" fo:min-width="11.82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top" draw:auto-grow-height="false" fo:min-height="2.259cm" fo:min-width="2.17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top" draw:auto-grow-height="false" fo:min-height="2.258cm" fo:min-width="2.17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top" draw:auto-grow-height="false" fo:min-height="11.25cm" fo:min-width="12cm"/>
      <style:paragraph-properties style:writing-mode="lr-tb"/>
    </style:style>
    <style:style style:name="gr26" style:family="graphic" style:parent-style-name="standard">
      <style:graphic-properties svg:stroke-color="#3465a4" draw:fill-color="#3465a4" draw:textarea-horizontal-align="justify" draw:textarea-vertical-align="top" draw:auto-grow-height="false" fo:min-height="3.25cm" fo:min-width="3.5cm"/>
      <style:paragraph-properties style:writing-mode="lr-tb"/>
    </style:style>
    <style:style style:name="gr27" style:family="graphic" style:parent-style-name="standard">
      <style:graphic-properties draw:fill-color="#3465a4" draw:textarea-horizontal-align="justify" draw:textarea-vertical-align="top" draw:auto-grow-height="false" fo:min-height="3.25cm" fo:min-width="6.5cm"/>
      <style:paragraph-properties style:writing-mode="lr-tb"/>
    </style:style>
    <style:style style:name="gr28" style:family="graphic" style:parent-style-name="standard">
      <style:graphic-properties svg:stroke-color="#3465a4" draw:fill-color="#3465a4" draw:textarea-horizontal-align="justify" draw:textarea-vertical-align="top" draw:auto-grow-height="false" fo:min-height="0.75cm" fo:min-width="3.5cm"/>
      <style:paragraph-properties style:writing-mode="lr-tb"/>
    </style:style>
    <style:style style:name="gr2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5.1999998092651pt" fo:font-weight="bold" style:font-weight-asian="bold" style:font-weight-complex="bold"/>
    </style:style>
    <style:style style:name="P2" style:family="paragraph">
      <style:paragraph-properties fo:text-align="start" style:writing-mode="lr-tb"/>
      <style:text-properties fo:font-size="15.1999998092651pt" style:font-size-asian="12pt" style:font-size-complex="12pt"/>
    </style:style>
    <style:style style:name="P3" style:family="paragraph">
      <loext:graphic-properties draw:fill-color="#2a6099"/>
      <style:paragraph-properties fo:text-align="start" style:writing-mode="lr-tb"/>
      <style:text-properties fo:font-size="15.1999998092651pt" style:font-size-asian="12pt" style:font-size-complex="12pt"/>
    </style:style>
    <style:style style:name="P4" style:family="paragraph">
      <style:paragraph-properties fo:margin-left="0.3cm" fo:margin-right="0cm" fo:text-align="center" fo:text-indent="0cm" style:writing-mode="lr-tb"/>
      <style:text-properties fo:font-size="15.1999998092651pt"/>
    </style:style>
    <style:style style:name="P5" style:family="paragraph">
      <loext:graphic-properties draw:fill-color="#2a6099" draw:opacity="100%" draw:opacity-name="Transparency_20_2"/>
      <style:paragraph-properties fo:margin-left="0.3cm" fo:margin-right="0cm" fo:text-align="center" fo:text-indent="0cm" style:writing-mode="lr-tb"/>
      <style:text-properties fo:font-size="15.1999998092651pt"/>
    </style:style>
    <style:style style:name="P6" style:family="paragraph">
      <style:paragraph-properties fo:text-align="center" style:writing-mode="lr-tb"/>
      <style:text-properties fo:font-size="15.1999998092651pt"/>
    </style:style>
    <style:style style:name="P7" style:family="paragraph">
      <loext:graphic-properties draw:fill-color="#2a6099"/>
      <style:paragraph-properties fo:text-align="center" style:writing-mode="lr-tb"/>
      <style:text-properties fo:font-size="15.1999998092651pt"/>
    </style:style>
    <style:style style:name="P8" style:family="paragraph">
      <style:paragraph-properties fo:text-align="start" style:writing-mode="lr-tb"/>
      <style:text-properties fo:font-size="15.1999998092651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2a6099"/>
      <style:paragraph-properties fo:text-align="start" style:writing-mode="lr-tb"/>
      <style:text-properties fo:font-size="15.1999998092651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.3cm" fo:margin-right="0cm" fo:margin-top="0cm" fo:margin-bottom="0cm" fo:line-height="100%" fo:text-align="center" fo:text-indent="0cm" style:writing-mode="lr-tb"/>
      <style:text-properties fo:font-size="15.1999998092651pt"/>
    </style:style>
    <style:style style:name="P11" style:family="paragraph">
      <loext:graphic-properties draw:fill-color="#2a6099" draw:opacity="100%" draw:opacity-name="Transparency_20_2"/>
      <style:paragraph-properties fo:margin-left="0.3cm" fo:margin-right="0cm" fo:margin-top="0cm" fo:margin-bottom="0cm" fo:line-height="100%" fo:text-align="center" fo:text-indent="0cm" style:writing-mode="lr-tb"/>
      <style:text-properties fo:font-size="15.1999998092651pt"/>
    </style:style>
    <style:style style:name="P12" style:family="paragraph">
      <style:paragraph-properties fo:text-align="start" style:writing-mode="lr-tb"/>
      <style:text-properties fo:font-size="15.1999998092651pt"/>
    </style:style>
    <style:style style:name="P13" style:family="paragraph">
      <loext:graphic-properties draw:fill-color="#2a6099"/>
      <style:paragraph-properties fo:text-align="start" style:writing-mode="lr-tb"/>
      <style:text-properties fo:font-size="15.1999998092651pt"/>
    </style:style>
    <style:style style:name="P14" style:family="paragraph">
      <style:paragraph-properties fo:text-align="start" style:writing-mode="lr-tb"/>
      <style:text-properties fo:font-size="15.1999998092651pt" style:font-size-asian="8pt" style:font-size-complex="8pt"/>
    </style:style>
    <style:style style:name="P15" style:family="paragraph">
      <style:paragraph-properties fo:text-align="center" style:writing-mode="lr-tb"/>
      <style:text-properties fo:font-size="15.1999998092651pt" style:font-size-asian="8pt" style:font-size-complex="8pt"/>
    </style:style>
    <style:style style:name="P16" style:family="paragraph">
      <loext:graphic-properties draw:fill-color="#2a6099"/>
      <style:paragraph-properties fo:text-align="center" style:writing-mode="lr-tb"/>
      <style:text-properties fo:font-size="15.1999998092651pt" style:font-size-asian="8pt" style:font-size-complex="8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.1999998092651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.1999998092651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text-align="start" style:writing-mode="lr-tb"/>
      <style:text-properties fo:font-size="15.1999998092651pt" fo:font-weight="bold" style:font-size-asian="8pt" style:font-weight-asian="bold" style:font-size-complex="8pt" style:font-weight-complex="bold"/>
    </style:style>
    <style:style style:name="P20" style:family="paragraph">
      <loext:graphic-properties draw:fill-color="#2a6099" draw:opacity="100%"/>
      <style:paragraph-properties fo:text-align="start" style:writing-mode="lr-tb"/>
      <style:text-properties fo:font-size="15.1999998092651pt" fo:font-weight="bold" style:font-size-asian="8pt" style:font-weight-asian="bold" style:font-size-complex="8pt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1999998092651pt"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-color="#3465a4"/>
      <style:paragraph-properties fo:text-align="start"/>
      <style:text-properties fo:font-size="10pt" style:font-size-asian="10pt" style:font-size-complex="10pt"/>
    </style:style>
    <style:style style:name="P25" style:family="paragraph">
      <style:paragraph-properties fo:text-align="start"/>
      <style:text-properties fo:font-size="10pt" style:font-size-asian="10pt" style:font-size-complex="10pt"/>
    </style:style>
    <style:style style:name="P26" style:family="paragraph">
      <style:paragraph-properties fo:text-align="start"/>
      <style:text-properties fo:font-size="6pt" style:font-size-asian="6pt" style:font-size-complex="6pt"/>
    </style:style>
    <style:style style:name="P27" style:family="paragraph">
      <loext:graphic-properties draw:fill-color="#3465a4"/>
      <style:paragraph-properties fo:text-align="start"/>
      <style:text-properties fo:font-size="6pt" style:font-size-asian="6pt" style:font-size-complex="6pt"/>
    </style:style>
    <style:style style:name="P28" style:family="paragraph">
      <loext:graphic-properties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327cm" svg:height="3.268cm" svg:x="1.03cm" svg:y="1.454cm">
          <text:p text:style-name="P1"><text:span text:style-name="T1">du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702cm" svg:height="10.533cm" svg:x="6.119cm" svg:y="0.952cm">
          <text:p text:style-name="P2"><text:span text:style-name="T2">rawdata</text:span><text:span text:style-name="T3"><text:line-break/></text:span><text:span text:style-name="T3"><text:line-break/></text:span><text:span text:style-name="T3">holds</text:span><text:span text:style-name="T3"><text:line-break/></text:span><text:span text:style-name="T3">sites visited</text:span><text:span text:style-name="T3"><text:line-break/></text:span><text:span text:style-name="T3">number of </text:span></text:p>
          <text:p text:style-name="P2"><text:span text:style-name="T3">Bytes, tim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736cm" svg:height="4.72cm" svg:x="8.644cm" svg:y="1.316cm">
          <text:p text:style-name="P2"><text:span text:style-name="T2">example.org</text:span><text:span text:style-name="T3"><text:line-break/></text:span><text:span text:style-name="T3"><text:line-break/></text:span><text:span text:style-name="T3">an example of visited</text:span><text:span text:style-name="T3"><text:line-break/></text:span><text:span text:style-name="T3">sit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44cm" svg:height="3.63cm" svg:x="11.888cm" svg:y="2.042cm">
          <text:p text:style-name="P1"><text:span text:style-name="T1">data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24cm" svg:height="3.63cm" svg:x="15.496cm" svg:y="2.042cm">
          <text:p text:style-name="P1"><text:span text:style-name="T1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524cm" svg:height="0.725cm" svg:x="12.248cm" svg:y="3.494cm">
          <text:p text:style-name="P4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24cm" svg:height="0.725cm" svg:x="12.248cm" svg:y="4.584cm">
          <text:p text:style-name="P6"><text:span text:style-name="T4">do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524cm" svg:height="0.725cm" svg:x="15.496cm" svg:y="3.494cm">
          <text:p text:style-name="P4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24cm" svg:height="0.725cm" svg:x="15.496cm" svg:y="4.584cm">
          <text:p text:style-name="P6"><text:span text:style-name="T4">do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9.736cm" svg:height="4.722cm" svg:x="8.572cm" svg:y="6.528cm">
          <text:p text:style-name="P8"><text:span text:style-name="T2">www1.example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244cm" svg:height="3.631cm" svg:x="11.816cm" svg:y="7.255cm">
          <text:p text:style-name="P1"><text:span text:style-name="T1">data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524cm" svg:height="3.631cm" svg:x="15.424cm" svg:y="7.255cm">
          <text:p text:style-name="P1"><text:span text:style-name="T1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2.524cm" svg:height="0.726cm" svg:x="12.176cm" svg:y="8.43cm">
          <text:p text:style-name="P10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24cm" svg:height="0.725cm" svg:x="12.176cm" svg:y="9.521cm">
          <text:p text:style-name="P6"><text:span text:style-name="T4">do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2.524cm" svg:height="0.726cm" svg:x="15.424cm" svg:y="8.43cm">
          <text:p text:style-name="P10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24cm" svg:height="0.725cm" svg:x="15.424cm" svg:y="9.521cm">
          <text:p text:style-name="P6"><text:span text:style-name="T4">do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8.774cm" svg:height="14.545cm" svg:x="20.154cm" svg:y="0.952cm">
          <text:p text:style-name="P2"><text:span text:style-name="T2">parameters</text:span><text:span text:style-name="T2"><text:line-break/></text:span><text:span text:style-name="T3"><text:line-break/></text:span><text:span text:style-name="T3">holds parameters such as user location, current kwh per bytes</text:span><text:span text:style-name="T3"><text:line-break/></text:span><text:span text:style-name="T3">(in the specified country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3.75cm" svg:height="3.267cm" svg:x="20.357cm" svg:y="2.7cm">
          <text:p text:style-name="P12"><text:span text:style-name="T1">selectedRegion</text:span><text:span text:style-name="T4"><text:line-break/></text:span><text:span text:style-name="T4"/></text:p>
          <text:p text:style-name="P12"><text:span text:style-name="T4">region selected by user.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3.75cm" svg:height="4.271cm" svg:x="24.642cm" svg:y="2.7cm">
          <text:p text:style-name="P12"><text:span text:style-name="T1">regions</text:span><text:span text:style-name="T4"><text:line-break/></text:span><text:span text:style-name="T4"/></text:p>
          <text:p text:style-name="P12"><text:span text:style-name="T4">collection of region and </text:span></text:p>
          <text:p text:style-name="P12"><text:span text:style-name="T4">infos on it.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75cm" svg:height="1.004cm" svg:x="24.642cm" svg:y="4.463cm">
          <text:p text:style-name="P14"><text:span text:style-name="T5">france</text:span></text:p>
          <text:p text:style-name="P14"><text:span text:style-name="T5"/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2.679cm" svg:height="0.501cm" svg:x="25.178cm" svg:y="4.965cm">
          <text:p text:style-name="P15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.75cm" svg:height="1.003cm" svg:x="24.642cm" svg:y="5.466cm">
          <text:p text:style-name="P14"><text:span text:style-name="T5">china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.679cm" svg:height="0.502cm" svg:x="25.178cm" svg:y="5.967cm">
          <text:p text:style-name="P15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75cm" svg:height="1.762cm" svg:x="20.357cm" svg:y="6.211cm">
          <text:p text:style-name="P12"><text:span text:style-name="T1">lastRefresh</text:span><text:span text:style-name="T4"><text:line-break/></text:span><text:span text:style-name="T4"/></text:p>
          <text:p text:style-name="P12"><text:span text:style-name="T4">the last time that carbon</text:span><text:span text:style-name="T4"><text:line-break/></text:span><text:span text:style-name="T4">intensities have been</text:span><text:span text:style-name="T4"><text:line-break/></text:span><text:span text:style-name="T4">updated.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791cm" svg:height="2.767cm" svg:x="1.071cm" svg:y="5.206cm">
          <text:p text:style-name="P1"><text:span text:style-name="T1">analysisRunning</text:span></text:p>
          <text:p text:style-name="P1"><text:span text:style-name="T1"/></text:p>
          <text:p text:style-name="P1"><text:span text:style-name="T6">Did analysis is </text:span></text:p>
          <text:p text:style-name="P1"><text:span text:style-name="T6">Running currently runn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5.357cm" svg:height="8.527cm" svg:x="0.535cm" svg:y="0.952cm">
          <text:p text:style-name="P17"><text:span text:style-name="T7">state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2.322cm" svg:height="4.514cm" svg:x="5.892cm" svg:y="11.986cm">
          <text:p text:style-name="P19"><text:span text:style-name="T8">pref</text:span><text:span text:style-name="T8"><text:line-break/></text:span><text:span text:style-name="T9"><text:line-break/></text:span><text:span text:style-name="T9">general preferences for user :</text:span><text:span text:style-name="T9"><text:line-break/></text:span><text:span text:style-name="T9">eg </text:span></text:p>
          <text:p text:style-name="P19"><text:span text:style-name="T9"><text:tab/></text:span><text:span text:style-name="T9">auto refresh, <text:s text:c="26"/></text:span><text:span text:style-name="T9"><text:tab/></text:span><text:span text:style-name="T9">daemon.changes.auto_refresh</text:span><text:span text:style-name="T9"><text:line-break/></text:span><text:span text:style-name="T9"> <text:s text:c="15"/>refresh ms, <text:s text:c="28"/></text:span><text:span text:style-name="T9"><text:tab/></text:span><text:span text:style-name="T9">daemon.changes.msBetweenChanges</text:span><text:span text:style-name="T9"><text:line-break/></text:span><text:span text:style-name="T9"><text:tab/></text:span><text:span text:style-name="T9">daemon refresh speed</text:span><text:span text:style-name="T9"><text:tab/></text:span><text:span text:style-name="T9"><text:tab/></text:span><text:span text:style-name="T9">daemon.changes.loopMs</text:span></text:p>
          <text:p text:style-name="P19"><text:span text:style-name="T10"><text:tab/></text:span><text:span text:style-name="T9"> </text:span><text:span text:style-name="T9">daemon download refresh speed</text:span><text:span text:style-name="T9"><text:tab/></text:span><text:span text:style-name="T9">daemon.download.loopMs</text:span><text:span text:style-name="T9"><text:line-break/></text:span><text:span text:style-name="T9"><text:tab/></text:span><text:span text:style-name="T9">selected region, <text:s text:c="21"/></text:span><text:span text:style-name="T9"><text:tab/></text:span><text:span text:style-name="T9">analysis.selectedRegion</text:span></text:p>
          <text:p text:style-name="P19"><text:span text:style-name="T9"><text:tab/></text:span><text:span text:style-name="T9">refresh carbon interval <text:s text:c="11"/></text:span><text:span text:style-name="T9"><text:tab/></text:span><text:span text:style-name="T9">analysis.carbonIntensity.refreshMs</text:span><text:span text:style-name="T9"><text:line-break/></text:span><text:span text:style-name="T9"><text:tab/></text:span><text:span text:style-name="T9">min ms between two data update <text:s text:c="9"/>tab.data.update.minMs</text:span><text:span text:style-name="T9"><text:line-break/></text:span><text:span text:style-name="T9"><text:tab/></text:span><text:span text:style-name="T9">remove animation <text:s text:c="33"/>tab.animate</text:span><text:span text:style-name="T9"><text:line-break/></text:span><text:span text:style-name="T9"> <text:s text:c="15"/>show debug info</text:span><text:span text:style-name="T9"><text:tab/></text:span><text:span text:style-name="T9"><text:tab/></text:span><text:span text:style-name="T9"><text:tab/></text:span><text:span text:style-name="T9">debug</text:span></text:p>
          <text:p text:style-name="P19"><text:span text:style-name="T9"><text:s text:c="15"/></text:span><text:span text:style-name="T9"><text:line-break/></text:span><text:span text:style-name="T9"> <text:s text:c="14"/>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79cm" svg:height="2.509cm" svg:x="8.571cm" svg:y="3.527cm">
          <text:p text:style-name="P1"><text:span text:style-name="T1">attentionTime</text:span></text:p>
          <text:p text:style-name="P1"><text:span text:style-name="T6">(en 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79cm" svg:height="2.508cm" svg:x="8.571cm" svg:y="8.741cm">
          <text:p text:style-name="P21"><text:span text:style-name="T11">attentionTime</text:span><text:span text:style-name="T11"><text:line-break/></text:span><text:span text:style-name="T6">(en 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3" draw:layer="layout" svg:width="12.5cm" svg:height="11.5cm" svg:x="6cm" svg:y="17.5cm">
          <text:p text:style-name="P22"><text:span text:style-name="T12">stats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4cm" svg:height="3.5cm" svg:x="6.5cm" svg:y="19cm">
          <text:p text:style-name="P22"><text:span text:style-name="T12">stats</text:span></text:p>
          <text:p text:style-name="P22"><text:span text:style-name="T12"/></text:p>
          <text:p text:style-name="P22"><text:span text:style-name="T13">total</text:span></text:p>
          <text:p text:style-name="P22"><text:span text:style-name="T13">totalDataCenter</text:span></text:p>
          <text:p text:style-name="P22"><text:span text:style-name="T13">totalNetwork</text:span></text:p>
          <text:p text:style-name="P22"><text:span text:style-name="T13">highestStats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7cm" svg:height="3.5cm" svg:x="11cm" svg:y="19cm">
          <text:p text:style-name="P25"><text:span text:style-name="T12">equivalence</text:span></text:p>
          <text:p text:style-name="P25"><text:span text:style-name="T12"/></text:p>
          <text:p text:style-name="P25"><text:span text:style-name="T13">duration <text:s text:c="2"/>KwhDataCenterTotal </text:span></text:p>
          <text:p text:style-name="P25"><text:span text:style-name="T13">GESDataCenterTotal </text:span></text:p>
          <text:p text:style-name="P25"><text:span text:style-name="T13"><text:s text:c="8"/></text:span><text:span text:style-name="T13">KwhNetworkTotal <text:s/>GESNetworkTotal</text:span></text:p>
          <text:p text:style-name="P25"><text:span text:style-name="T13"><text:s text:c="8"/></text:span><text:span text:style-name="T13">KwhDeviceTotal <text:s text:c="2"/>GESDeviceTotal</text:span></text:p>
          <text:p text:style-name="P25"><text:span text:style-name="T13"><text:s text:c="8"/></text:span><text:span text:style-name="T13">KwhTotal gCO2Total kmByCar</text:span></text:p>
          <text:p text:style-name="P25"><text:span text:style-name="T13">chargedSmartphones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4cm" svg:height="1cm" svg:x="6.5cm" svg:y="23cm">
          <text:p text:style-name="P26"><text:span text:style-name="T14">bytesDataCenterObjectForm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4cm" svg:height="1cm" svg:x="6.5cm" svg:y="24.5cm">
          <text:p text:style-name="P26"><text:span text:style-name="T14">bytesNetworkObjectForm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4cm" svg:height="1cm" svg:x="11cm" svg:y="23cm">
          <text:p text:style-name="P26"><text:span text:style-name="T14">electricityDataCenterObjectForm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4cm" svg:height="1cm" svg:x="11cm" svg:y="24.5cm">
          <text:p text:style-name="P26"><text:span text:style-name="T14">electricityNetworkObjec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2" draw:display-name="Transparency 2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9cm" fo:margin-bottom="0cm" fo:text-indent="0cm"/>
      <style:text-properties fo:font-size="53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71cm" fo:margin-bottom="0cm" fo:text-indent="0cm"/>
      <style:text-properties fo:font-size="45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8cm" fo:margin-bottom="0cm" fo:text-indent="0cm"/>
      <style:text-properties fo:font-size="38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draw:frame presentation:style-name="Standard-title" draw:layer="backgroundobjects" svg:width="26.998cm" svg:height="5.005cm" svg:x="1.5cm" svg:y="1.198cm" presentation:class="title" presentation:placeholder="true">
        <draw:text-box/>
      </draw:frame>
      <draw:frame presentation:style-name="Standard-outline1" draw:layer="backgroundobjects" svg:width="26.998cm" svg:height="17.398cm" svg:x="1.5cm" svg:y="7.017cm" presentation:class="outline" presentation:placeholder="true">
        <draw:text-box/>
      </draw:frame>
      <draw:frame presentation:style-name="Mpr1" draw:text-style-name="MP2" draw:layer="backgroundobjects" svg:width="6.989cm" svg:height="2.067cm" svg:x="1.5cm" svg:y="27.3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509cm" svg:height="2.067cm" svg:x="10.257cm" svg:y="27.3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89cm" svg:height="2.067cm" svg:x="21.507cm" svg:y="27.32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2T18:20:18.095000000</meta:creation-date>
    <dc:date>2022-04-08T20:10:26.434000000</dc:date>
    <meta:editing-duration>PT5H4M35S</meta:editing-duration>
    <meta:editing-cycles>18</meta:editing-cycles>
    <meta:generator>LibreOffice/7.1.2.2$Windows_X86_64 LibreOffice_project/8a45595d069ef5570103caea1b71cc9d82b2aae4</meta:generator>
    <meta:document-statistic meta:object-count="59"/>
  </office:meta>
</office:document-meta>
</file>